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Heading_20_3">
      <style:text-properties fo:font-size="12pt" style:font-size-asian="12pt" style:font-size-complex="12pt"/>
    </style:style>
    <style:style style:name="P5" style:family="paragraph" style:parent-style-name="Text_20_body" style:list-style-name="L5">
      <style:text-properties fo:font-size="12pt" style:font-size-asian="12pt" style:font-size-complex="12pt"/>
    </style:style>
    <style:style style:name="P6" style:family="paragraph" style:parent-style-name="Text_20_body" style:list-style-name="L5"/>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rav</text:h>
      <text:h text:style-name="Heading_20_2" text:outline-level="2">Aktörer</text:h>
      <text:h text:style-name="P4" text:outline-level="3">Primära aktörer</text:h>
      <text:p text:style-name="P3">Medlem: <text:span text:style-name="T4">Medlemmarna vill kunna få nyheter och viktig information genom systemet. De ska kunna boka/ändra sina båtplatser så att de kan få en plats som passar både dem och deras båtar. De ska också kunna se om de har några obetalda avgifter och i såna fall veta hur mycket de är skyldiga.</text:span></text:p>
      <text:p text:style-name="P3">Kassör: <text:span text:style-name="T4">Vill använda systemet för att se vilka medlemmar som inte har betalat sina avgifter än och skicka fakturor/påminnelser till dem.</text:span></text:p>
      <text:p text:style-name="P3">Sekreterare:<text:span text:style-name="T4"> Ändrar i informationen om båtplatser och medlemmar. Vill få information om båtar, båtplatser och medlemmar så att de kan hjälpa personer som kontaktar dem.</text:span></text:p>
      <text:h text:style-name="P4" text:outline-level="3">Stödjande aktörer</text:h>
      <text:p text:style-name="Text_20_body"><text:span text:style-name="T3">Nationella båtregistret:</text:span> Ger information om båtarna i systemets databas.</text:p>
      <text:h text:style-name="P4" text:outline-level="3">Offstage aktörer</text:h>
      <text:p text:style-name="Text_20_body"><text:span text:style-name="T3">Medlemsansvarig:</text:span> Har synpunkter på hur medlemsuppgifter ska behandlas och vad medlemmarna ska kunna göra.</text:p>
      <text:p text:style-name="P1"><text:span text:style-name="T1">Räddningstjänsten: </text:span><text:span text:style-name="T2">Regler för bokning av båtplatser.</text:span></text:p>
      <text:p text:style-name="P2"/>
      <text:h text:style-name="Heading_20_2" text:outline-level="2">Användningsfall</text:h>
      <text:h text:style-name="P4" text:outline-level="3">Medlem</text:h>
      <text:list xml:id="list6129661479656166989" text:style-name="L5">
        <text:list-item>
          <text:p text:style-name="P5"><text:s/>Boka båtplats.</text:p>
        </text:list-item>
        <text:list-item>
          <text:p text:style-name="P5">Ändra sin nuvarande båtplats.</text:p>
        </text:list-item>
        <text:list-item>
          <text:p text:style-name="P5">Läsa nyheter.</text:p>
        </text:list-item>
        <text:list-item>
          <text:p text:style-name="P5">Se obetalda avgifter.</text:p>
        </text:list-item>
      </text:list>
      <text:h text:style-name="P4" text:outline-level="3">Kassör</text:h>
      <text:list xml:id="list20466596" text:continue-numbering="true" text:style-name="L5">
        <text:list-item>
          <text:p text:style-name="P5">Se medlemmar med obetalda avgifter.</text:p>
        </text:list-item>
        <text:list-item>
          <text:p text:style-name="P5">Skicka faktura.</text:p>
        </text:list-item>
        <text:list-item>
          <text:p text:style-name="P5">Skicka betalningspåminnelse.</text:p>
        </text:list-item>
      </text:list>
      <text:h text:style-name="P4" text:outline-level="3">Sekreterare</text:h>
      <text:list xml:id="list20444503" text:continue-numbering="true" text:style-name="L5">
        <text:list-item>
          <text:p text:style-name="P6">Ge support åt medlemmar.</text:p>
        </text:list-item>
        <text:list-item>
          <text:p text:style-name="P6">Hitta medlem och båt i register.</text:p>
        </text:list-item>
      </text:list>
      <text:h text:style-name="Heading_20_2" text:outline-level="2"><text:soft-page-break/>Korta scenarios</text:h>
      <text:p text:style-name="Text_20_body"/>
      <text:h text:style-name="P4" text:outline-level="3">Användningsfall 1: Boka Båtplats</text:h>
      <text:p text:style-name="Text_20_body"><text:span text:style-name="T1">En medlem vill boka en båtplats och skriver in sin båts registreringsnummer. Systemet hämtar information om båten och ger båtägaren förslag på lämpliga båtplatser. Medlemmen väljer en passande plats, och detta sparas i systemet.</text:span></text:p>
      <text:p text:style-name="Text_20_body"><text:span text:style-name="T1"/></text:p>
      <text:h text:style-name="Heading_20_3" text:outline-level="3"><text:span text:style-name="T1">Användningsfall 5: Se medlemmar med obetalda avgifter</text:span></text:h>
      <text:p text:style-name="Text_20_body"><text:span text:style-name="T1">Kassören efterfrågar en lista med medlemmar som ligger efter i sina betalningar. Systemet returnerar listan med medlemmarna och hur mycket de är skyldiga.</text:span></text:p>
      <text:p text:style-name="Text_20_body"><text:span text:style-name="T1"/></text:p>
      <text:h text:style-name="Heading_20_3" text:outline-level="3"><text:span text:style-name="T1">Användningsfall 9: Hitta medlem och båt i register</text:span></text:h>
      <text:p text:style-name="Text_20_body"><text:span text:style-name="T1">Sekreteraren vill ha information om en specifik medlem och dess båt. Sekreteraren skriver in ett namn och systemet returnerar information om medlemmen och båten.</text:span></text:p>
      <text:p text:style-name="Text_20_body"><text:span text:style-name="T1"/></text:p>
      <text:p text:style-name="Text_20_body"><text:span text:style-name="T1"/></text:p>
      <text:p text:style-name="Text_20_body"><text:span text:style-name="T1"/></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9T00:30:30.96</dc:date>
    <dc:creator>Henrik Gabrielsson</dc:creator>
    <meta:editing-duration>PT8H38M38S</meta:editing-duration>
    <meta:editing-cycles>260</meta:editing-cycles>
    <meta:generator>OpenOffice/4.0.1$Win32 OpenOffice.org_project/401m5$Build-9714</meta:generator>
    <meta:document-statistic meta:table-count="0" meta:image-count="0" meta:object-count="0" meta:page-count="2" meta:paragraph-count="32" meta:word-count="284" meta:character-count="1888"/>
  </office:meta>
</office:document-meta>
</file>